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622" officeooo:paragraph-rsid="00162622"/>
    </style:style>
    <style:style style:name="P2" style:family="paragraph" style:parent-style-name="Standard">
      <style:text-properties officeooo:rsid="0017cb58" officeooo:paragraph-rsid="0017cb58"/>
    </style:style>
    <style:style style:name="P3" style:family="paragraph" style:parent-style-name="Standard">
      <style:text-properties officeooo:rsid="00193089" officeooo:paragraph-rsid="00193089"/>
    </style:style>
    <style:style style:name="P4" style:family="paragraph" style:parent-style-name="Standard">
      <style:text-properties fo:font-variant="normal" fo:text-transform="none" fo:color="#4d575d" loext:opacity="100%" style:text-line-through-style="none" style:text-line-through-type="none" style:font-name="Liberation Serif" fo:font-size="12pt" fo:letter-spacing="normal" fo:font-style="normal" fo:font-weight="normal" officeooo:rsid="00193089" officeooo:paragraph-rsid="00193089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4d575d" loext:opacity="100%" style:text-line-through-style="none" style:text-line-through-type="none" style:font-name="Liberation Serif" fo:font-size="12pt" fo:letter-spacing="normal" fo:font-style="normal" fo:font-weight="normal" officeooo:rsid="001afbed" officeooo:paragraph-rsid="001afbed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Liberation Serif" fo:font-size="12pt" fo:font-weight="normal" officeooo:rsid="0017cb58" officeooo:paragraph-rsid="0017cb58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style:font-name="Liberation Serif" fo:font-size="12pt" fo:font-weight="normal" officeooo:rsid="001afbed" officeooo:paragraph-rsid="001afbed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style:font-name="Liberation Serif" fo:font-size="12pt" fo:font-weight="normal" officeooo:rsid="001e62ef" officeooo:paragraph-rsid="001e62ef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rsid="001e62ef" officeooo:paragraph-rsid="001e62ef"/>
    </style:style>
    <style:style style:name="T1" style:family="text">
      <style:text-properties officeooo:rsid="001cc5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ilearn FullStack Java Developer Phase 2 </text:p>
      <text:p text:style-name="P1">Project 1</text:p>
      <text:p text:style-name="P2"/>
      <text:p text:style-name="P2">GitHub: https://github.com/mha77/Phase2_Project1</text:p>
      <text:p text:style-name="P2"/>
      <text:p text:style-name="P2">IDE: Eclipse JEE 2021-09</text:p>
      <text:p text:style-name="P2"/>
      <text:p text:style-name="P2">Core Libraries:</text:p>
      <text:p text:style-name="P2">MariaDB</text:p>
      <text:p text:style-name="P2">Hibernate</text:p>
      <text:p text:style-name="P9">JSP/Servlet/HTML</text:p>
      <text:p text:style-name="P2"/>
      <text:p text:style-name="P3">Description:</text:p>
      <text:p text:style-name="P4">Learner’s Academy is a school that has an online management system. The system keeps track of its classes, subjects, students, and teachers. It has a back-office application with a single administrator login.</text:p>
      <text:p text:style-name="P4"/>
      <text:p text:style-name="P5">Sprint 1:</text:p>
      <text:p text:style-name="P5">Setup Database and provide master List in Java EE for all entities</text:p>
      <text:p text:style-name="P5">- <text:span text:style-name="T1">Classes</text:span></text:p>
      <text:p text:style-name="P5">- <text:span text:style-name="T1">Subjects</text:span></text:p>
      <text:p text:style-name="P5">- <text:span text:style-name="T1">Teacher</text:span></text:p>
      <text:p text:style-name="P5">- <text:span text:style-name="T1">Student</text:span></text:p>
      <text:p text:style-name="P5"/>
      <text:p text:style-name="P5">Sprint 2:</text:p>
      <text:p text:style-name="P5">Implement the Assignments:</text:p>
      <text:p text:style-name="P5">- Student to class</text:p>
      <text:p text:style-name="P5">- Subject to Teacher</text:p>
      <text:p text:style-name="P5">- Subject to Class</text:p>
      <text:p text:style-name="P6"/>
      <text:p text:style-name="P7">Sprint 3:</text:p>
      <text:p text:style-name="P7">Class Report</text:p>
      <text:p text:style-name="P8">Improvements in Navigation</text:p>
      <text:p text:style-name="P8">Clean U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19:11:42.549910545</meta:creation-date>
    <dc:date>2021-11-23T20:31:45.422682807</dc:date>
    <meta:editing-duration>P1DT23H59M50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1" meta:paragraph-count="25" meta:word-count="100" meta:character-count="651" meta:non-whitespace-character-count="575"/>
  </office:meta>
</office:document-meta>
</file>